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" svg:font-family="'Fira Code Light'" style:font-adornments="Regular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5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18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21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22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23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  <style:text-properties fo:color="#151515" loext:opacity="100%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/>
    </style:style>
    <style:style style:name="P21" style:family="paragraph">
      <style:paragraph-properties fo:line-height="100%" fo:text-align="start"/>
    </style:style>
    <style:style style:name="P22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bitmap" draw:fill-image-name="Amin2"/>
      <style:paragraph-properties fo:text-align="center"/>
    </style:style>
    <style:style style:name="P28" style:family="paragraph">
      <loext:graphic-properties draw:fill="bitmap" draw:fill-image-name="Hamid3"/>
      <style:paragraph-properties fo:text-align="center"/>
    </style:style>
    <style:style style:name="P29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1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12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13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N -</text:span></text:p>
            <text:p text:style-name="P10"><text:span text:style-name="T6">Chapter Name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Chapter Name -</text:span></text:p>
            <text:p text:style-name="P15"><text:span text:style-name="T7">Title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1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Chapter Name</text:span></text:p>
            <text:p><text:span text:style-name="T9">Title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p text:style-name="P19"><text:span text:style-name="T10">Text box ..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2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Chapter Name - Title</text:span></text:p>
            <text:p><text:span text:style-name="T9">Sub-tit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p text:style-name="P19"><text:span text:style-name="T10">Text box ..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line draw:style-name="gr14" draw:text-style-name="P12" draw:layer="layout" svg:x1="13.523cm" svg:y1="4.45cm" svg:x2="11.723cm" svg:y2="2.9cm">
          <text:p/>
        </draw:line>
        <draw:line draw:style-name="gr15" draw:text-style-name="P12" draw:layer="layout" svg:x1="13.5cm" svg:y1="11.95cm" svg:x2="11.7cm" svg:y2="10.4cm">
          <text:p/>
        </draw:line>
        <draw:line draw:style-name="gr16" draw:text-style-name="P12" draw:layer="layout" svg:x1="13.5cm" svg:y1="8.25cm" svg:x2="11.7cm" svg:y2="6.7cm">
          <text:p/>
        </draw:line>
        <draw:frame draw:style-name="gr17" draw:text-style-name="P22" draw:layer="layout" svg:width="8.7cm" svg:height="4.519cm" svg:x="2cm" svg:y="5.847cm">
          <draw:text-box>
            <text:p text:style-name="P21"><text:span text:style-name="T11">Group </text:span></text:p>
            <text:p text:style-name="P21"><text:span text:style-name="T12">Members</text:span></text:p>
          </draw:text-box>
        </draw:frame>
        <draw:line draw:style-name="gr18" draw:text-style-name="P12" draw:layer="layout" svg:x1="11.7cm" svg:y1="1.8cm" svg:x2="11.7cm" svg:y2="14.2cm">
          <text:p/>
        </draw:line>
        <draw:frame draw:style-name="gr19" draw:text-style-name="P23" draw:layer="layout" svg:width="0.4cm" svg:height="1.187cm" svg:x="16.223cm" svg:y="4.3cm">
          <draw:text-box>
            <text:p/>
          </draw:text-box>
        </draw:frame>
        <draw:frame draw:style-name="gr19" draw:text-style-name="P23" draw:layer="layout" svg:width="0.4cm" svg:height="1.187cm" svg:x="16.2cm" svg:y="11.8cm">
          <draw:text-box>
            <text:p/>
          </draw:text-box>
        </draw:frame>
        <draw:frame draw:style-name="gr19" draw:text-style-name="P23" draw:layer="layout" svg:width="0.4cm" svg:height="1.187cm" svg:x="16.2cm" svg:y="8.1cm">
          <draw:text-box>
            <text:p/>
          </draw:text-box>
        </draw:frame>
        <draw:frame draw:style-name="gr20" draw:text-style-name="P24" draw:layer="layout" svg:width="10cm" svg:height="2.639cm" svg:x="16.7cm" svg:y="10.4cm">
          <draw:text-box>
            <text:p text:style-name="P21"><text:span text:style-name="T13">Hamid R. K. Pishghadam</text:span></text:p>
            <text:p text:style-name="P21"><text:span text:style-name="T14">kaveh@riseup.net</text:span></text:p>
          </draw:text-box>
        </draw:frame>
        <draw:frame draw:style-name="gr19" draw:text-style-name="P23" draw:layer="layout" svg:width="0.4cm" svg:height="1.187cm" svg:x="16.2cm" svg:y="4.4cm">
          <draw:text-box>
            <text:p/>
          </draw:text-box>
        </draw:frame>
        <draw:frame draw:style-name="gr20" draw:text-style-name="P26" draw:layer="layout" svg:width="10cm" svg:height="2.639cm" svg:x="16.7cm" svg:y="3cm">
          <draw:text-box>
            <text:p text:style-name="P25"><text:span text:style-name="T13">Mohammad A. S. Minabi</text:span></text:p>
            <text:p text:style-name="P25"><text:span text:style-name="T14">bigm00bnd@gmail.com</text:span></text:p>
          </draw:text-box>
        </draw:frame>
        <draw:frame draw:style-name="gr19" draw:text-style-name="P23" draw:layer="layout" svg:width="0.4cm" svg:height="1.187cm" svg:x="16.2cm" svg:y="8.161cm">
          <draw:text-box>
            <text:p/>
          </draw:text-box>
        </draw:frame>
        <draw:frame draw:style-name="gr20" draw:text-style-name="P24" draw:layer="layout" svg:width="10cm" svg:height="2.639cm" svg:x="16.7cm" svg:y="6.761cm">
          <draw:text-box>
            <text:p text:style-name="P21"><text:span text:style-name="T13">Mohammad H. Bahrampour</text:span></text:p>
            <text:p text:style-name="P25"><text:span text:style-name="T14">bahrampour@pm.me</text:span></text:p>
          </draw:text-box>
        </draw:frame>
        <draw:custom-shape draw:style-name="gr21" draw:text-style-name="P27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8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" svg:font-family="'Fira Code Light'" style:font-adornments="Regular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14T18:52:29.345562698</dc:date>
    <meta:editing-duration>PT3H26M15S</meta:editing-duration>
    <meta:editing-cycles>10</meta:editing-cycles>
    <meta:generator>LibreOffice/7.0.4.2$Linux_X86_64 LibreOffice_project/00$Build-2</meta:generator>
    <meta:document-statistic meta:object-count="70"/>
  </office:meta>
</office:document-meta>
</file>